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1"><office:annotation><dc:date>2018-05-27T22:20:40.821410605</dc:date><text:p>HTML: &lt;meta name="created" content="00:00:00"&gt;</text:p></office:annotation><office:annotation><dc:date>2018-05-27T22:20:40.821444288</dc:date><text:p>HTML: &lt;meta name="changed" content="2018-04-28T00:42:46.896905605"&gt;</text:p></office:annotation>"Mas é Grande Ganho a Piedade Com Contentamento" <text:a xlink:type="simple" xlink:href="http://mysword.info/b?r=1Ti_6:6" text:style-name="Internet_20_link" text:visited-style-name="Visited_20_Internet_20_Link">1Tm 6:6</text:a> </text:p>
        <text:p text:style-name="Text_20_body">As palavras do título implicam que deve haver algum tipo de contentamento sem piedade, onde, evidentemente, deve haver algum ganho. O que é piedade? "Aquele que Se manifestou em carne" (<text:a xlink:type="simple" xlink:href="http://mysword.info/b?r=1Ti_3:16" text:style-name="Internet_20_link" text:visited-style-name="Visited_20_Internet_20_Link">1Tm 3:16</text:a>). A verdadeira piedade é a semelhança com Deus, como no versículo citado e também em <text:a xlink:type="simple" xlink:href="http://mysword.info/b?r=Eph_5:1" text:style-name="Internet_20_link" text:visited-style-name="Visited_20_Internet_20_Link">Efésios 5:1</text:a>. </text:p>
        <text:p text:style-name="Text_20_body">Os cristãos devem ser seguidores (literalmente, imitadores) de Deus - devem ser semelhantes a Deus, ou seja, piedosos. Devem estar sempre abandonando-se a si mesmos a Deus em favor do próximo, como Cristo fez na cruz, exceto, evidentemente, naquilo que somente Cristo poderia fazer: a expiação. Mas nossa piedade, nosso andar em amor não é para ter um padrão mais baixo do que este. O Espírito Santo, também, em 1 <text:a xlink:type="simple" xlink:href="http://mysword.info/b?r=1Jo_4:16" text:style-name="Internet_20_link" text:visited-style-name="Visited_20_Internet_20_Link">João 4:16</text:a> ensina o mesmo padrão no tocante aos cristãos amarem-se uns aos outros. </text:p>
        <text:p text:style-name="Text_20_body">Então, "é grande ganho a piedade com contentamento" (<text:a xlink:type="simple" xlink:href="http://mysword.info/b?r=1Ti_6:6" text:style-name="Internet_20_link" text:visited-style-name="Visited_20_Internet_20_Link">1Tm 6:6</text:a>). A piedade não somente tem "a promessa da vida presente", mas também "da que há de vir" (<text:a xlink:type="simple" xlink:href="http://mysword.info/b?r=1Ti_4:8" text:style-name="Internet_20_link" text:visited-style-name="Visited_20_Internet_20_Link">1Tm 4:8</text:a>), e ambas são "ganho". Portanto, "é grande ganho a piedade com contentamento" (<text:a xlink:type="simple" xlink:href="http://mysword.info/b?r=1Ti_6:6" text:style-name="Internet_20_link" text:visited-style-name="Visited_20_Internet_20_Link">1Tm 6:6</text:a>). Onde não existir este "contentamento", o coração não estará satisfeito - não estará descansando no gozo da comunhão com o Pai e com o Filho. </text:p>
        <text:p text:style-name="Text_20_body">Avareza </text:p>
        <text:p text:style-name="Text_20_body">Satanás conhece bem este assunto, e tenta nos roubar desse gozo incitando-nos à avareza. Por esta razão somos exortados em <text:a xlink:type="simple" xlink:href="http://mysword.info/b?r=Heb_13:5" text:style-name="Internet_20_link" text:visited-style-name="Visited_20_Internet_20_Link">Hebreus 13:5</text:a>: "Sejam os vossos costumes sem avareza, contentando-vos com o que tendes; porque Ele disse: Não te deixarei, nem te desampararei". E ainda em <text:a xlink:type="simple" xlink:href="http://mysword.info/b?r=1Ti_6:7" text:style-name="Internet_20_link" text:visited-style-name="Visited_20_Internet_20_Link">1 Timóteo 6:7</text:a>: "Porque nada trouxemos para este mundo, e manifesto é que nada podemos levar dele". </text:p>
        <text:p text:style-name="Text_20_body">Mas com que é que devo ficar contente? Comida e vestimenta. Escute, também, o que nosso Senhor ensina quanto a isto em <text:a xlink:type="simple" xlink:href="http://mysword.info/b?r=Luk_12" text:style-name="Internet_20_link" text:visited-style-name="Visited_20_Internet_20_Link">Lucas 12</text:a>, e o que devemos considerar! Devemos considerar os corvos e os lírios, e como Deus alimenta uns e veste os outros (vs.<text:a xlink:type="simple" xlink:href="http://mysword.info/b?r=Luk_12:22-30" text:style-name="Internet_20_link" text:visited-style-name="Visited_20_Internet_20_Link">22-30</text:a>). </text:p>
        <text:p text:style-name="Text_20_body">O que é avareza? Nas Escrituras há diferentes palavras gregas que são traduzidas por "avareza". Em <text:a xlink:type="simple" xlink:href="http://mysword.info/b?r=Luk_12:15-20" text:style-name="Internet_20_link" text:visited-style-name="Visited_20_Internet_20_Link">Lucas 12:15-20</text:a> significa a "avidez de possuir". Em <text:a xlink:type="simple" xlink:href="http://mysword.info/b?r=1Co_5" text:style-name="Internet_20_link" text:visited-style-name="Visited_20_Internet_20_Link">1 Coríntios 5</text:a> é dito que devem ser tirados não apenas o devasso, ou beberrão, ou maldizente, por serem maus, mas também alguém ávido de possuir - o avarento. Será que tudo isso não nos mostra quão odiosa é para Deus a avidez de possuir? É idolatria (<text:a xlink:type="simple" xlink:href="http://mysword.info/b?r=col_3:5" text:style-name="Internet_20_link" text:visited-style-name="Visited_20_Internet_20_Link">Cl 3:5</text:a>). E como isto rouba a Deus o lugar que Lhe é devido! Priva a alma do grande ganho da piedade com contentamento, e do gozo do Pai, que age como tal para com aqueles que estejam separados de qualquer jugo desigual com incrédulos! Um poema me vem à mente para ilustrar o que escrevi acima, e quero compartilhá-lo com você: </text:p>
        <text:p text:style-name="Text_20_body">Ouviu-se Num Pomar </text:p>
        <text:p text:style-name="Text_20_body">Escutei o Pintassilgo ao Pardal dizer, "Qual a razão, gostaria de saber, De os seres humanos, sempre tão preocupados, Correrem tanto de um ao outro lado". </text:p>
        <text:p text:style-name="Text_20_body">Respondeu, então, ao Pintassilgo, o Pardal, "Amigo, acho que sei a resposta para tal, É porque não têm um Pai tão bom assim, Como o Deus que cuida de você e de mim!" </text:p>
        <text:p text:style-name="Text_20_body">Sabemos que o Pardal estava errado. Os seres humanos também têm um Pai celestial, mas não confiam em Seu todo-poderoso amor e cuidado para com eles, e por isso correm "tanto de um ao outro lado". </text:p>
        <text:p text:style-name="Text_20_body">A avidez de possuir não somente produz inquietação e preocupação da alma, mas também impede a sossegada e feliz comunhão com o Pai e com o Filho. Perde-se o gozo e não há forças, nem para a adoração e nem para o serviço, exceto, talvez, numa forma legalista. E o cristão torna-se desanimado e frio e mostra poucos sinais de vida. Fica cada vez mais difícil vê-lo abrindo a boca, tanto nas reuniões de adoração como nas de oração, dirigindo-se a Deus Pai ou ao Filho. E, no entanto, o Filho diz: "Faze-Me ouvir a tua voz, porque a tua voz é doce e a tua face aprazível" (<text:a xlink:type="simple" xlink:href="http://mysword.info/b?r=son_2:14" text:style-name="Internet_20_link" text:visited-style-name="Visited_20_Internet_20_Link">Ct 2:14</text:a>). </text:p>
        <text:p text:style-name="Text_20_body">Se o cristão segue adiante permitindo esse espírito de avidez de possuir, Deus nos diz que tais pessoas "caem em tentação e em laço, e em muitas concupiscências loucas e nocivas, que submergem os homens na perdição e ruína... Mas tu, ó homem de Deus, foge destas coisas, e segue a justiça, a piedade, a fé, o amor, a paciência, a mansidão. Milita a boa milícia da fé, toma posse da vida eterna" (<text:a xlink:type="simple" xlink:href="http://mysword.info/b?r=1Ti_6:9-12" text:style-name="Internet_20_link" text:visited-style-name="Visited_20_Internet_20_Link">1Tm 6:9-12</text:a>). </text:p>
        <text:p text:style-name="Text_20_body">Acaso isso tudo não requer poder, isto é, vigor espiritual? Certamente, e este é encontrado nAquele que ressuscitou e subiu ao céu, ao Qual estamos unidos, no Qual fomos aceitos, e ao Qual pertencemos. Pois toda a plenitude de Deus habita nEle, e Sua graça nos basta. Seu poder se aperfeiçoa na fraqueza, portanto não devemos nos desculpar, e nem sermos desencorajados. Nós, que esperamos nEle, tudo podemos nAquele que nos fortalece. Assim como o homem ama a si mesmo, Ele nos ama como parte de Si mesmo. </text:p>
        <text:p text:style-name="Text_20_body">Em <text:a xlink:type="simple" xlink:href="http://mysword.info/b?r=Luk_12" text:style-name="Internet_20_link" text:visited-style-name="Visited_20_Internet_20_Link">Lucas 12</text:a>, nosso bendito Senhor nos diz: se somos levados à ansiedade quanto a prover as coisas necessárias para nós mesmos ou para nossa família, não fiquemos ansiosos acerca dessas coisas. E em Mateus, quando falava os Seus no sermão do monte, Ele nos diz para buscarmos primeiro as coisas de Deus - o reino. Então tudo o que for necessário, tudo aquilo com que temos que ficar satisfeitos, tudo o que os corvos e os lírios recebem dEle, nos será dado. Essa preciosa expressão de Seu amoroso cuidado para conosco vem para nos encorajar, pois "vosso Pai sabe que haveis mister delas" (<text:a xlink:type="simple" xlink:href="http://mysword.info/b?r=Luk_12:30" text:style-name="Internet_20_link" text:visited-style-name="Visited_20_Internet_20_Link">Lc 12:30</text:a>). </text:p>
        <text:p text:style-name="Text_20_body">Que possamos considerar estas coisas e que o Senhor possa dar-nos entendimento em tudo isto. Seu amor por nós é grande, gracioso e imutável, como foi demonstrado na cruz e continua a ser derramado para nós, vindo de Seu trono nas alturas. Possa este amor constranger nossos corações ao ponto de colocarmos as coisas de Deus e de Cristo em primeiro lugar. Não vivamos para nós mesmos, mas para Aquele que morreu por nós e ressuscitou, e desfrutemos do grande ganho que é a piedade com contentamento. </text:p>
        <text:p text:style-name="Text_20_body">J.B.Dunlop </text:p>
        <text:p text:style-name="Text_20_body">(Esta mensagem originalmente não contém propaganda. Alguns sistemas de envio de email ou RSS costumam adicionar mensagens publicitárias que podem não expressar a opinião do autor.) 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044" meta:character-count="5922" meta:non-whitespace-character-count="4878"/>
    <meta:generator>LibreOffice/5.1.6.2$Linux_X86_64 LibreOffice_project/10m0$Build-2</meta:generator>
  </office:meta>
</office:document-meta>
</file>